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color="#000000" style:font-size-complex="12.5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color="#000000" style:font-size-complex="12.5pt"/>
    </style:style>
    <style:style style:name="P3" style:parent-style-name="ListParagraph" style:family="paragraph">
      <style:paragraph-properties fo:text-align="center"/>
      <style:text-properties fo:font-weight="bold" style:font-weight-asian="bold" style:font-weight-complex="bold" fo:color="#000000" style:font-size-complex="12.5pt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color="#000000" style:font-size-complex="12.5pt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 fo:color="#0F27B1" style:font-size-complex="12.5pt"/>
    </style:style>
    <style:style style:name="P6" style:parent-style-name="Normal" style:family="paragraph">
      <style:paragraph-properties fo:text-align="center"/>
    </style:style>
    <style:style style:name="T7" style:parent-style-name="DefaultParagraphFont" style:family="text">
      <style:text-properties fo:font-weight="bold" style:font-weight-asian="bold" style:font-weight-complex="bold" fo:color="#000000" style:font-size-complex="12.5pt"/>
    </style:style>
    <style:style style:name="T8" style:parent-style-name="DefaultParagraphFont" style:family="text">
      <style:text-properties fo:font-weight="bold" style:font-weight-asian="bold" style:font-weight-complex="bold" fo:color="#0000CC" style:font-size-complex="12.5pt"/>
    </style:style>
    <style:style style:name="P9" style:parent-style-name="Normal" style:family="paragraph">
      <style:paragraph-properties fo:text-align="center"/>
      <style:text-properties fo:font-weight="bold" style:font-weight-asian="bold" style:font-weight-complex="bold" fo:color="#0F27B1" style:font-size-complex="12.5pt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color="#0F27B1" style:font-size-complex="12.5pt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color="#000000" style:font-size-complex="12.5pt"/>
    </style:style>
    <style:style style:name="P12" style:parent-style-name="Normal" style:family="paragraph">
      <style:paragraph-properties fo:text-align="center"/>
    </style:style>
    <style:style style:name="T13" style:parent-style-name="DefaultParagraphFont" style:family="text">
      <style:text-properties fo:font-weight="bold" style:font-weight-asian="bold" style:font-weight-complex="bold" fo:color="#0000CC" style:font-size-complex="12.5pt"/>
    </style:style>
    <style:style style:name="T14" style:parent-style-name="DefaultParagraphFont" style:family="text">
      <style:text-properties fo:font-weight="bold" style:font-weight-asian="bold" style:font-weight-complex="bold" fo:color="#0000CC" style:font-size-complex="12.5pt"/>
    </style:style>
    <style:style style:name="P15" style:parent-style-name="Normal" style:family="paragraph">
      <style:paragraph-properties fo:text-align="center"/>
      <style:text-properties fo:font-weight="bold" style:font-weight-asian="bold" style:font-weight-complex="bold" fo:color="#0000CC" style:font-size-complex="12.5pt"/>
    </style:style>
    <style:style style:name="P16" style:parent-style-name="Normal" style:family="paragraph">
      <style:paragraph-properties fo:text-align="center"/>
      <style:text-properties fo:font-weight="bold" style:font-weight-asian="bold" style:font-weight-complex="bold" fo:color="#000000" style:font-size-complex="12.5pt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 fo:color="#000000" style:font-size-complex="12.5pt"/>
    </style:style>
    <style:style style:name="P18" style:parent-style-name="Normal" style:family="paragraph">
      <style:paragraph-properties fo:text-align="center"/>
    </style:style>
    <style:style style:name="T19" style:parent-style-name="DefaultParagraphFont" style:family="text">
      <style:text-properties fo:font-weight="bold" style:font-weight-asian="bold" style:font-weight-complex="bold" fo:color="#000000" style:font-size-complex="12.5pt"/>
    </style:style>
    <style:style style:name="P20" style:parent-style-name="Normal" style:family="paragraph">
      <style:paragraph-properties fo:text-align="center"/>
    </style:style>
    <style:style style:name="T21" style:parent-style-name="DefaultParagraphFont" style:family="text">
      <style:text-properties style:font-name="Tahoma" style:font-name-complex="Tahoma" fo:font-weight="bold" style:font-weight-asian="bold" fo:color="#0000CC" style:font-size-complex="12.5pt"/>
    </style:style>
    <style:style style:name="T22" style:parent-style-name="DefaultParagraphFont" style:family="text">
      <style:text-properties fo:font-weight="bold" style:font-weight-asian="bold" style:font-weight-complex="bold" fo:color="#0000CC" style:font-size-complex="12.5pt"/>
    </style:style>
    <style:style style:name="T23" style:parent-style-name="DefaultParagraphFont" style:family="text">
      <style:text-properties fo:font-weight="bold" style:font-weight-asian="bold" style:font-weight-complex="bold" fo:color="#000000" style:font-size-complex="12.5pt"/>
    </style:style>
    <style:style style:name="T24" style:parent-style-name="DefaultParagraphFont" style:family="text">
      <style:text-properties fo:font-weight="bold" style:font-weight-asian="bold" style:font-weight-complex="bold" fo:color="#000000" style:font-size-complex="12.5pt"/>
    </style:style>
    <style:style style:name="T25" style:parent-style-name="DefaultParagraphFont" style:family="text">
      <style:text-properties fo:font-weight="bold" style:font-weight-asian="bold" style:font-weight-complex="bold" fo:color="#000000" style:font-size-complex="12.5pt"/>
    </style:style>
    <style:style style:name="T26" style:parent-style-name="DefaultParagraphFont" style:family="text">
      <style:text-properties fo:color="#0F27B1" style:font-size-complex="12.5pt"/>
    </style:style>
    <style:style style:name="P27" style:parent-style-name="Normal" style:family="paragraph">
      <style:paragraph-properties fo:text-align="center"/>
      <style:text-properties fo:color="#000000" style:font-size-complex="12.5pt"/>
    </style:style>
    <style:style style:name="P28" style:parent-style-name="Normal" style:family="paragraph">
      <style:paragraph-properties fo:text-align="center"/>
      <style:text-properties fo:color="#000000" style:font-size-complex="12.5pt"/>
    </style:style>
    <style:style style:name="P29" style:parent-style-name="Normal" style:family="paragraph">
      <style:paragraph-properties fo:text-align="center"/>
    </style:style>
    <style:style style:name="T30" style:parent-style-name="DefaultParagraphFont" style:family="text">
      <style:text-properties fo:color="#000000" style:font-size-complex="12.5pt"/>
    </style:style>
    <style:style style:name="T31" style:parent-style-name="DefaultParagraphFont" style:family="text">
      <style:text-properties fo:font-weight="bold" style:font-weight-asian="bold" fo:color="#0000CC" style:font-size-complex="12.5pt"/>
    </style:style>
    <style:style style:name="T32" style:parent-style-name="DefaultParagraphFont" style:family="text">
      <style:text-properties fo:font-weight="bold" style:font-weight-asian="bold" fo:color="#7030A0"/>
    </style:style>
    <style:style style:name="T33" style:parent-style-name="DefaultParagraphFont" style:family="text">
      <style:text-properties fo:font-weight="bold" style:font-weight-asian="bold" fo:color="#7030A0"/>
    </style:style>
    <style:style style:name="T34" style:parent-style-name="DefaultParagraphFont" style:family="text">
      <style:text-properties fo:color="#0000CC" style:font-size-complex="12.5pt"/>
    </style:style>
    <style:style style:name="T35" style:parent-style-name="DefaultParagraphFont" style:family="text">
      <style:text-properties fo:color="#000000" style:font-size-complex="12.5pt"/>
    </style:style>
    <style:style style:name="T36" style:parent-style-name="DefaultParagraphFont" style:family="text">
      <style:text-properties style:font-weight-complex="bold" fo:color="#000000" style:font-size-complex="12.5pt"/>
    </style:style>
    <style:style style:name="P37" style:parent-style-name="Normal" style:family="paragraph">
      <style:paragraph-properties fo:text-align="center"/>
    </style:style>
    <style:style style:name="T38" style:parent-style-name="DefaultParagraphFont" style:family="text">
      <style:text-properties style:font-weight-complex="bold" fo:color="#000000" style:font-size-complex="12.5pt"/>
    </style:style>
    <style:style style:name="T39" style:parent-style-name="DefaultParagraphFont" style:family="text">
      <style:text-properties fo:font-weight="bold" style:font-weight-asian="bold" style:font-weight-complex="bold" fo:color="#000000" style:font-size-complex="12.5pt"/>
    </style:style>
    <style:style style:name="T40" style:parent-style-name="DefaultParagraphFont" style:family="text">
      <style:text-properties fo:font-weight="bold" style:font-weight-asian="bold" style:font-weight-complex="bold" fo:color="#0000CC" style:font-size-complex="12.5pt"/>
    </style:style>
    <style:style style:name="T41" style:parent-style-name="DefaultParagraphFont" style:family="text">
      <style:text-properties fo:font-weight="bold" style:font-weight-asian="bold" fo:color="#7030A0"/>
    </style:style>
    <style:style style:name="T42" style:parent-style-name="DefaultParagraphFont" style:family="text">
      <style:text-properties style:font-weight-complex="bold" fo:color="#000000" style:font-size-complex="12.5pt"/>
    </style:style>
    <style:style style:name="P43" style:parent-style-name="Normal" style:family="paragraph">
      <style:paragraph-properties fo:text-align="center"/>
    </style:style>
    <style:style style:name="P44" style:parent-style-name="Normal" style:family="paragraph">
      <style:paragraph-properties fo:break-before="page"/>
      <style:text-properties fo:hyphenate="true"/>
    </style:style>
    <style:style style:name="P45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46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4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4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4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5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5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5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5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5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5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5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5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59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60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6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2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64" style:parent-style-name="Normal" style:family="paragraph">
      <style:text-properties fo:hyphenate="true"/>
    </style:style>
    <style:style style:name="P65" style:parent-style-name="Normal" style:family="paragraph">
      <style:paragraph-properties fo:break-before="page"/>
      <style:text-properties fo:hyphenate="true"/>
    </style:style>
    <style:style style:name="T66" style:parent-style-name="DefaultParagraphFont" style:family="text">
      <style:text-properties fo:font-weight="bold" style:font-weight-asian="bold" style:font-weight-complex="bold" fo:color="#0F27B1" style:font-size-complex="12.5pt"/>
    </style:style>
    <style:style style:name="T67" style:parent-style-name="DefaultParagraphFont" style:family="text">
      <style:text-properties fo:font-weight="bold" style:font-weight-asian="bold" style:font-weight-complex="bold" fo:color="#0000CC" style:font-size-complex="12.5pt"/>
    </style:style>
    <style:style style:name="P68" style:parent-style-name="ListParagraph" style:family="paragraph"/>
    <style:style style:name="P69" style:parent-style-name="Normal" style:family="paragraph">
      <style:paragraph-properties fo:margin-left="0.25in">
        <style:tab-stops/>
      </style:paragraph-properties>
    </style:style>
    <style:style style:name="P70" style:parent-style-name="Normal" style:family="paragraph">
      <style:paragraph-properties fo:margin-left="0.25in">
        <style:tab-stops/>
      </style:paragraph-properties>
    </style:style>
    <style:style style:name="P71" style:parent-style-name="Normal" style:family="paragraph">
      <style:paragraph-properties fo:margin-left="0.25in">
        <style:tab-stops/>
      </style:paragraph-properties>
    </style:style>
    <style:style style:name="P72" style:parent-style-name="Normal" style:family="paragraph">
      <style:paragraph-properties fo:margin-left="0.25in">
        <style:tab-stops/>
      </style:paragraph-properties>
    </style:style>
    <style:style style:name="P73" style:parent-style-name="ListParagraph" style:family="paragraph"/>
    <style:style style:name="P74" style:parent-style-name="Normal" style:family="paragraph">
      <style:paragraph-properties fo:margin-left="0.25in">
        <style:tab-stops/>
      </style:paragraph-properties>
    </style:style>
    <style:style style:name="P75" style:parent-style-name="ListParagraph" style:family="paragraph"/>
    <style:style style:name="T76" style:parent-style-name="DefaultParagraphFont" style:family="text">
      <style:text-properties fo:font-weight="bold" style:font-weight-asian="bold" fo:font-style="italic" style:font-style-asian="italic"/>
    </style:style>
    <style:style style:name="P77" style:parent-style-name="Normal" style:family="paragraph">
      <style:paragraph-properties fo:margin-left="0.25in">
        <style:tab-stops/>
      </style:paragraph-properties>
    </style:style>
    <style:style style:name="P78" style:parent-style-name="ListParagraph" style:family="paragraph"/>
    <style:style style:name="P79" style:parent-style-name="ListParagraph" style:family="paragraph">
      <style:paragraph-properties fo:margin-left="0.25in">
        <style:tab-stops/>
      </style:paragraph-properties>
    </style:style>
    <style:style style:name="P80" style:parent-style-name="ListParagraph" style:family="paragraph"/>
    <style:style style:name="P81" style:parent-style-name="ListParagraph" style:family="paragraph">
      <style:paragraph-properties fo:margin-left="0.25in">
        <style:tab-stops/>
      </style:paragraph-properties>
    </style:style>
    <style:style style:name="T82" style:parent-style-name="DefaultParagraphFont" style:family="text">
      <style:text-properties fo:color="#000000"/>
    </style:style>
    <style:style style:name="T83" style:parent-style-name="DefaultParagraphFont" style:family="text">
      <style:text-properties fo:color="#5B9BD5" style:text-underline-type="single" style:text-underline-style="solid" style:text-underline-width="auto" style:text-underline-mode="continuous"/>
    </style:style>
    <style:style style:name="T84" style:parent-style-name="DefaultParagraphFont" style:family="text">
      <style:text-properties fo:color="#5B9BD5" style:text-underline-type="single" style:text-underline-style="solid" style:text-underline-width="auto" style:text-underline-mode="continuous"/>
    </style:style>
    <style:style style:name="T85" style:parent-style-name="DefaultParagraphFont" style:family="text">
      <style:text-properties fo:color="#000000"/>
    </style:style>
    <style:style style:name="P86" style:parent-style-name="Normal" style:family="paragraph">
      <style:paragraph-properties fo:break-before="page"/>
      <style:text-properties fo:hyphenate="true"/>
    </style:style>
    <style:style style:name="P87" style:parent-style-name="Normal" style:family="paragraph">
      <style:text-properties fo:font-weight="bold" style:font-weight-asian="bold" fo:color="#0070C0"/>
    </style:style>
    <style:style style:name="P88" style:parent-style-name="Normal" style:family="paragraph">
      <style:text-properties fo:font-weight="bold" style:font-weight-asian="bold" fo:color="#0070C0"/>
    </style:style>
    <style:style style:name="P89" style:parent-style-name="Normal" style:family="paragraph">
      <style:text-properties fo:font-weight="bold" style:font-weight-asian="bold" fo:color="#0070C0"/>
    </style:style>
    <style:style style:name="T90" style:parent-style-name="DefaultParagraphFont" style:family="text">
      <style:text-properties fo:font-weight="bold" style:font-weight-asian="bold" fo:color="#0070C0"/>
    </style:style>
    <style:style style:name="T91" style:parent-style-name="DefaultParagraphFont" style:family="text">
      <style:text-properties fo:font-weight="bold" style:font-weight-asian="bold" fo:color="#7030A0"/>
    </style:style>
    <style:style style:name="T92" style:parent-style-name="DefaultParagraphFont" style:family="text">
      <style:text-properties fo:font-weight="bold" style:font-weight-asian="bold" fo:color="#0070C0"/>
    </style:style>
    <style:style style:name="T93" style:parent-style-name="DefaultParagraphFont" style:family="text">
      <style:text-properties fo:font-weight="bold" style:font-weight-asian="bold" fo:color="#0070C0"/>
    </style:style>
    <style:style style:name="T94" style:parent-style-name="DefaultParagraphFont" style:family="text">
      <style:text-properties style:font-weight-complex="bold" style:font-size-complex="12.5pt"/>
    </style:style>
    <style:style style:name="T95" style:parent-style-name="DefaultParagraphFont" style:family="text">
      <style:text-properties fo:font-weight="bold" style:font-weight-asian="bold" fo:color="#0070C0"/>
    </style:style>
    <style:style style:name="P96" style:parent-style-name="Normal" style:family="paragraph">
      <style:text-properties fo:font-weight="bold" style:font-weight-asian="bold" fo:color="#7030A0"/>
    </style:style>
    <style:style style:name="T97" style:parent-style-name="DefaultParagraphFont" style:family="text">
      <style:text-properties fo:font-weight="bold" style:font-weight-asian="bold" fo:color="#0070C0"/>
    </style:style>
    <style:style style:name="T98" style:parent-style-name="DefaultParagraphFont" style:family="text">
      <style:text-properties style:font-name="Helvetica" fo:color="#000000" fo:font-size="10pt" style:font-size-asian="10pt" style:font-size-complex="10pt" fo:background-color="#FFFFFF"/>
    </style:style>
    <style:style style:name="P99" style:parent-style-name="Normal" style:family="paragraph">
      <style:text-properties fo:font-weight="bold" style:font-weight-asian="bold" fo:color="#7030A0"/>
    </style:style>
    <style:style style:name="T100" style:parent-style-name="DefaultParagraphFont" style:family="text">
      <style:text-properties fo:font-weight="bold" style:font-weight-asian="bold" fo:color="#0070C0"/>
    </style:style>
    <style:style style:name="T101" style:parent-style-name="DefaultParagraphFont" style:family="text">
      <style:text-properties fo:font-weight="bold" style:font-weight-asian="bold" fo:color="#0070C0"/>
    </style:style>
    <style:style style:name="T102" style:parent-style-name="DefaultParagraphFont" style:family="text">
      <style:text-properties fo:font-weight="bold" style:font-weight-asian="bold" fo:color="#0070C0"/>
    </style:style>
    <style:style style:name="T103" style:parent-style-name="DefaultParagraphFont" style:family="text">
      <style:text-properties fo:font-weight="bold" style:font-weight-asian="bold" fo:color="#7030A0"/>
    </style:style>
    <style:style style:name="TableColumn105" style:family="table-column">
      <style:table-column-properties style:column-width="0.3597in"/>
    </style:style>
    <style:style style:name="TableColumn106" style:family="table-column">
      <style:table-column-properties style:column-width="2.1166in"/>
    </style:style>
    <style:style style:name="TableColumn107" style:family="table-column">
      <style:table-column-properties style:column-width="3.7847in"/>
    </style:style>
    <style:style style:name="Table104" style:family="table">
      <style:table-properties style:width="6.2611in" fo:margin-left="0in" table:align="left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/>
      <style:text-properties fo:font-weight="bold" style:font-weight-asian="bold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/>
      <style:text-properties fo:font-weight="bold" style:font-weight-asian="bold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/>
      <style:text-properties fo:font-weight="bold" style:font-weight-asian="bold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bottom="0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/>
      <style:text-properties fo:font-weight="bold" style:font-weight-asian="bold" fo:color="#0070C0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/>
      <style:text-properties fo:font-weight="bold" style:font-weight-asian="bold" fo:color="#0070C0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 fo:margin-bottom="0in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/>
      <style:text-properties fo:font-weight="bold" style:font-weight-asian="bold" fo:color="#0070C0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/>
    </style:style>
    <style:style style:name="T129" style:parent-style-name="DefaultParagraphFont" style:family="text">
      <style:text-properties fo:font-weight="bold" style:font-weight-asian="bold" fo:color="#0070C0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text-align="center" fo:margin-bottom="0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/>
      <style:text-properties fo:font-weight="bold" style:font-weight-asian="bold" fo:color="#0070C0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/>
    </style:style>
    <style:style style:name="T137" style:parent-style-name="DefaultParagraphFont" style:family="text">
      <style:text-properties fo:font-weight="bold" style:font-weight-asian="bold" fo:color="#0070C0"/>
    </style:style>
    <style:style style:name="T138" style:parent-style-name="DefaultParagraphFont" style:family="text">
      <style:text-properties fo:font-weight="bold" style:font-weight-asian="bold" fo:color="#7030A0"/>
    </style:style>
    <style:style style:name="P139" style:parent-style-name="Normal" style:family="paragraph">
      <style:text-properties fo:font-weight="bold" style:font-weight-asian="bold" fo:color="#0070C0"/>
    </style:style>
    <style:style style:name="T140" style:parent-style-name="DefaultParagraphFont" style:family="text">
      <style:text-properties fo:font-weight="bold" style:font-weight-asian="bold" fo:color="#0070C0"/>
    </style:style>
    <style:style style:name="T141" style:parent-style-name="DefaultParagraphFont" style:family="text">
      <style:text-properties fo:font-weight="bold" style:font-weight-asian="bold" fo:color="#7030A0"/>
    </style:style>
    <style:style style:name="P142" style:parent-style-name="Normal" style:family="paragraph">
      <style:text-properties fo:font-weight="bold" style:font-weight-asian="bold" fo:color="#0070C0"/>
    </style:style>
    <style:style style:name="P143" style:parent-style-name="Normal" style:family="paragraph">
      <style:paragraph-properties fo:break-before="page"/>
      <style:text-properties fo:hyphenate="true"/>
    </style:style>
    <style:style style:name="T144" style:parent-style-name="DefaultParagraphFont" style:family="text">
      <style:text-properties fo:font-weight="bold" style:font-weight-asian="bold" fo:color="#0070C0"/>
    </style:style>
    <style:style style:name="T145" style:parent-style-name="DefaultParagraphFont" style:family="text">
      <style:text-properties fo:font-weight="bold" style:font-weight-asian="bold" fo:color="#ED7D31"/>
    </style:style>
    <style:style style:name="P146" style:parent-style-name="Normal" style:family="paragraph">
      <style:text-properties fo:font-weight="bold" style:font-weight-asian="bold" fo:color="#0070C0"/>
    </style:style>
    <style:style style:name="P147" style:parent-style-name="Heading2" style:family="paragraph">
      <style:text-properties fo:color="#0070C0"/>
    </style:style>
    <style:style style:name="T148" style:parent-style-name="DefaultParagraphFont" style:family="text">
      <style:text-properties fo:font-weight="bold" style:font-weight-asian="bold" fo:color="#0070C0"/>
    </style:style>
    <style:style style:name="T149" style:parent-style-name="DefaultParagraphFont" style:family="text">
      <style:text-properties fo:font-weight="bold" style:font-weight-asian="bold" fo:color="#0070C0"/>
    </style:style>
    <style:style style:name="T150" style:parent-style-name="DefaultParagraphFont" style:family="text">
      <style:text-properties fo:font-weight="bold" style:font-weight-asian="bold" fo:color="#ED7D31"/>
    </style:style>
    <style:style style:name="P151" style:parent-style-name="Normal" style:family="paragraph">
      <style:text-properties fo:font-weight="bold" style:font-weight-asian="bold" fo:color="#0070C0"/>
    </style:style>
    <style:style style:name="P152" style:parent-style-name="Normal" style:family="paragraph">
      <style:paragraph-properties fo:break-before="page"/>
      <style:text-properties fo:hyphenate="true"/>
    </style:style>
    <style:style style:name="T153" style:parent-style-name="DefaultParagraphFont" style:family="text">
      <style:text-properties fo:font-weight="bold" style:font-weight-asian="bold" fo:color="#0070C0"/>
    </style:style>
    <style:style style:name="P154" style:parent-style-name="Normal" style:family="paragraph">
      <style:paragraph-properties fo:break-before="page"/>
      <style:text-properties fo:hyphenate="true"/>
    </style:style>
    <style:style style:name="TableColumn156" style:family="table-column">
      <style:table-column-properties style:column-width="0.418in"/>
    </style:style>
    <style:style style:name="TableColumn157" style:family="table-column">
      <style:table-column-properties style:column-width="1.4673in"/>
    </style:style>
    <style:style style:name="TableColumn158" style:family="table-column">
      <style:table-column-properties style:column-width="2.6395in"/>
    </style:style>
    <style:style style:name="TableColumn159" style:family="table-column">
      <style:table-column-properties style:column-width="1.7361in"/>
    </style:style>
    <style:style style:name="Table155" style:family="table">
      <style:table-properties style:width="6.2611in" fo:margin-left="0in" table:align="left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align="center" fo:margin-bottom="0in"/>
      <style:text-properties fo:font-weight="bold" style:font-weight-asian="bold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/>
      <style:text-properties fo:font-weight="bold" style:font-weight-asian="bold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/>
      <style:text-properties fo:font-weight="bold" style:font-weight-asian="bold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text-align="center" fo:margin-bottom="0in"/>
      <style:text-properties fo:font-weight="bold" style:font-weight-asian="bold"/>
    </style:style>
    <style:style style:name="P169" style:parent-style-name="Normal" style:family="paragraph">
      <style:paragraph-properties fo:text-align="center" fo:margin-bottom="0in"/>
      <style:text-properties fo:font-weight="bold" style:font-weight-asian="bold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bottom="0in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/>
      <style:text-properties fo:font-weight="bold" style:font-weight-asian="bold" fo:color="#0070C0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/>
      <style:text-properties fo:font-weight="bold" style:font-weight-asian="bold" fo:color="#0070C0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/>
    </style:style>
    <style:style style:name="T179" style:parent-style-name="DefaultParagraphFont" style:family="text">
      <style:text-properties fo:font-weight="bold" style:font-weight-asian="bold" fo:color="#0070C0"/>
    </style:style>
    <style:style style:name="T180" style:parent-style-name="DefaultParagraphFont" style:family="text">
      <style:text-properties fo:font-weight="bold" style:font-weight-asian="bold" fo:color="#000000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text-align="center" fo:margin-bottom="0in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/>
      <style:text-properties fo:font-weight="bold" style:font-weight-asian="bold" fo:color="#0070C0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/>
      <style:text-properties fo:font-weight="bold" style:font-weight-asian="bold" fo:color="#0070C0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/>
    </style:style>
    <style:style style:name="T190" style:parent-style-name="DefaultParagraphFont" style:family="text">
      <style:text-properties fo:font-weight="bold" style:font-weight-asian="bold" fo:color="#0070C0"/>
    </style:style>
    <style:style style:name="T191" style:parent-style-name="DefaultParagraphFont" style:family="text">
      <style:text-properties fo:font-weight="bold" style:font-weight-asian="bold" fo:color="#000000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text-align="center" fo:margin-bottom="0in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/>
      <style:text-properties fo:font-weight="bold" style:font-weight-asian="bold" fo:color="#0070C0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/>
      <style:text-properties fo:font-weight="bold" style:font-weight-asian="bold" fo:color="#0070C0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/>
    </style:style>
    <style:style style:name="T201" style:parent-style-name="DefaultParagraphFont" style:family="text">
      <style:text-properties fo:font-weight="bold" style:font-weight-asian="bold" fo:color="#0070C0"/>
    </style:style>
    <style:style style:name="T202" style:parent-style-name="DefaultParagraphFont" style:family="text">
      <style:text-properties fo:font-weight="bold" style:font-weight-asian="bold" fo:color="#000000"/>
    </style:style>
    <style:style style:name="T203" style:parent-style-name="DefaultParagraphFont" style:family="text">
      <style:text-properties fo:font-weight="bold" style:font-weight-asian="bold" fo:color="#0070C0"/>
    </style:style>
    <style:style style:name="T204" style:parent-style-name="DefaultParagraphFont" style:family="text">
      <style:text-properties fo:font-weight="bold" style:font-weight-asian="bold" fo:color="#0070C0"/>
    </style:style>
    <style:style style:name="P205" style:parent-style-name="Normal" style:family="paragraph">
      <style:paragraph-properties fo:break-before="page"/>
      <style:text-properties fo:hyphenate="true"/>
    </style:style>
    <style:style style:name="TableColumn207" style:family="table-column">
      <style:table-column-properties style:column-width="1.6701in"/>
    </style:style>
    <style:style style:name="TableColumn208" style:family="table-column">
      <style:table-column-properties style:column-width="4.5909in"/>
    </style:style>
    <style:style style:name="Table206" style:family="table">
      <style:table-properties style:width="6.2611in" fo:margin-left="0in" table:align="left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/>
      <style:text-properties fo:font-weight="bold" style:font-weight-asian="bold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/>
      <style:text-properties fo:font-weight="bold" style:font-weight-asian="bold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/>
      <style:text-properties fo:font-weight="bold" style:font-weight-asian="bold" fo:color="#0000CC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/>
      <style:text-properties fo:font-weight="bold" style:font-weight-asian="bold" fo:color="#0000CC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/>
      <style:text-properties fo:font-weight="bold" style:font-weight-asian="bold" fo:color="#0000CC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/>
      <style:text-properties fo:font-weight="bold" style:font-weight-asian="bold" fo:color="#0000CC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/>
    </style:style>
  </office:automatic-styles>
  <office:body>
    <office:text text:use-soft-page-breaks="true">
      <text:p text:style-name="P1"/>
      <text:p text:style-name="P2">Bid Pack<text:s/></text:p>
      <text:list text:style-name="LFO1" text:continue-numbering="true">
        <text:list-item>
          <text:p text:style-name="P3">Statement of Requirements</text:p>
        </text:list-item>
      </text:list>
      <text:p text:style-name="P4"><text:bookmark-start text:name="_Hlk95926626"/></text:p>
      <text:p text:style-name="P5">&lt;&lt;Insert Procurement Title&gt;&gt;</text:p>
      <text:p text:style-name="P6"><text:span text:style-name="T7">Reference:<text:s/></text:span><text:bookmark-start text:name="_Hlk92685062"/><text:span text:style-name="T8">&lt;&lt; Insert Event id&gt;&gt;</text:span><text:bookmark-end text:name="_Hlk92685062"/></text:p>
      <text:p text:style-name="P9"><text:bookmark-end text:name="_Hlk95926626"/></text:p>
      <text:p text:style-name="P10"/>
      <text:p text:style-name="P11">a ‘call-off further competition’ in relation to<text:s/></text:p>
      <text:p text:style-name="P12"><text:span text:style-name="T13">&lt;&lt;Insert Lot id&gt;&gt; &lt;&lt;Insert Lot<text:s/></text:span><text:span text:style-name="T14">Name&gt;&gt;</text:span></text:p>
      <text:p text:style-name="P15">&lt;&lt; Insert Commercial Agreement name&gt;&gt; (&lt;&lt;Insert Commercial Agreement id&gt;&gt;)</text:p>
      <text:p text:style-name="P16"/>
      <text:p text:style-name="P17"/>
      <text:p text:style-name="P18"><text:span text:style-name="T19">Contract for</text:span></text:p>
      <text:p text:style-name="P20"><text:span text:style-name="T21">&lt;&lt;</text:span><text:span text:style-name="T22">Insert Name of Contracting Authority&gt;&gt;<text:s/></text:span><text:span text:style-name="T23">(</text:span><text:bookmark-start text:name="_Hlk92684866"/><text:span text:style-name="T24">the "Contracting Authority"</text:span><text:bookmark-end text:name="_Hlk92684866"/><text:span text:style-name="T25">)</text:span><text:span text:style-name="T26"><text:s/></text:span></text:p>
      <text:p text:style-name="P27"/>
      <text:p text:style-name="P28"/>
      <text:p text:style-name="P29"><text:span text:style-name="T30">This procurement is being managed by<text:s/></text:span><text:span text:style-name="T31">&lt;&lt;Insert Managing Organisation Name&gt;&gt;<text:s/></text:span><text:span text:style-name="T32">[Condition</text:span><text:span text:style-name="T33">al]</text:span><text:span text:style-name="T34"><text:s/></text:span><text:span text:style-name="T35">(the "Procurement Manager") on behalf of the<text:s/></text:span><text:span text:style-name="T36">Contracting Authority</text:span></text:p>
      <text:p text:style-name="P37"><text:span text:style-name="T38">(Ref:</text:span><text:span text:style-name="T39"><text:s/></text:span><text:span text:style-name="T40">&lt;&lt;Insert Managing Organisation id Type {s/be DUNS}&gt;&gt; &lt;&lt;Insert Managing Organisation id&gt;&gt;</text:span><text:span text:style-name="T41">[Conditional]</text:span><text:span text:style-name="T42">)</text:span></text:p>
      <text:p text:style-name="P43"/>
      <text:p text:style-name="Normal"/>
      <text:p text:style-name="P44"/>
      <text:p text:style-name="Normal"/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5"><text:a xlink:href="#_Toc96581751" office:target-frame-name="_top" xlink:show="replace"><text:span text:style-name="Hyperlink">About the bid pack</text:span><text:tab/>3</text:a></text:p>
          <text:p text:style-name="P46"><text:a xlink:href="#_Toc96581752" office:target-frame-name="_top" xlink:show="replace"><text:span text:style-name="Hyperlink">Background to / Overview of the Requirement</text:span><text:tab/>4</text:a></text:p>
          <text:p text:style-name="P47"><text:a xlink:href="#_Toc96581753" office:target-frame-name="_top" xlink:show="replace"><text:span text:style-name="Hyperlink">Background</text:span><text:tab/>4</text:a></text:p>
          <text:p text:style-name="P48"><text:a xlink:href="#_Toc96581754" office:target-frame-name="_top" xlink:show="replace"><text:span text:style-name="Hyperlink">Objective</text:span><text:tab/>4</text:a></text:p>
          <text:p text:style-name="P49"><text:a xlink:href="#_Toc96581755" office:target-frame-name="_top" xlink:show="replace"><text:span text:style-name="Hyperlink">Key Users</text:span><text:tab/>4</text:a></text:p>
          <text:p text:style-name="P50"><text:a xlink:href="#_Toc96581756" office:target-frame-name="_top" xlink:show="replace"><text:span text:style-name="Hyperlink">Work completed to date</text:span><text:tab/>4</text:a></text:p>
          <text:p text:style-name="P51"><text:a xlink:href="#_Toc96581757" office:target-frame-name="_top" xlink:show="replace"><text:span text:style-name="Hyperlink">Market engagement to date</text:span><text:tab/>4</text:a></text:p>
          <text:p text:style-name="P52"><text:a xlink:href="#_Toc96581758" office:target-frame-name="_top" xlink:show="replace"><text:span text:style-name="Hyperlink">The requirements</text:span><text:tab/>5</text:a></text:p>
          <text:p text:style-name="P53"><text:a xlink:href="#_Toc96581759" office:target-frame-name="_top" xlink:show="replace"><text:span text:style-name="Hyperlink">&lt;&lt;Insert_Requirements_Group_Step_32_Box_1#1&gt;&gt;</text:span><text:tab/>5</text:a></text:p>
          <text:p text:style-name="P54"><text:a xlink:href="#_Toc96581760" office:target-frame-name="_top" xlink:show="replace"><text:span text:style-name="Hyperlink">&lt;&lt;Insert_Requirements_Group_Step_32_Box_1#n&gt;&gt;</text:span><text:tab/>5</text:a></text:p>
          <text:p text:style-name="P55"><text:a xlink:href="#_Toc96581761" office:target-frame-name="_top" xlink:show="replace"><text:span text:style-name="Hyperlink">Resource types and quantities</text:span><text:tab/>5</text:a></text:p>
          <text:p text:style-name="P56"><text:a xlink:href="#_Toc96581762" office:target-frame-name="_top" xlink:show="replace"><text:span text:style-name="Hyperlink">Security vetting</text:span><text:tab/>5</text:a></text:p>
          <text:p text:style-name="P57"><text:a xlink:href="#_Toc96581763" office:target-frame-name="_top" xlink:show="replace"><text:span text:style-name="Hyperlink">Service capabilities</text:span><text:tab/>5</text:a></text:p>
          <text:p text:style-name="P58"><text:a xlink:href="#_Toc96581764" office:target-frame-name="_top" xlink:show="replace"><text:span text:style-name="Hyperlink">Location</text:span><text:tab/>5</text:a></text:p>
          <text:p text:style-name="P59"><text:a xlink:href="#_Toc96581765" office:target-frame-name="_top" xlink:show="replace"><text:span text:style-name="Hyperlink">Management information</text:span><text:tab/>6</text:a></text:p>
          <text:p text:style-name="P60"><text:a xlink:href="#_Toc96581766" office:target-frame-name="_top" xlink:show="replace"><text:span text:style-name="Hyperlink">Service levels and performance</text:span><text:tab/>7</text:a></text:p>
          <text:p text:style-name="P61"><text:a xlink:href="#_Toc96581767" office:target-frame-name="_top" xlink:show="replace"><text:span text:style-name="Hyperlink">KPI/SLA Incentives</text:span><text:tab/>7</text:a></text:p>
          <text:p text:style-name="P62"><text:a xlink:href="#_Toc96581768" office:target-frame-name="_top" xlink:show="replace"><text:span text:style-name="Hyperlink">Exit Strategy</text:span><text:tab/>7</text:a></text:p>
          <text:p text:style-name="P63"><text:a xlink:href="#_Toc96581769" office:target-frame-name="_top" xlink:show="replace"><text:span text:style-name="Hyperlink">Appendix - Glossary</text:span><text:tab/>8</text:a></text:p>
        </text:index-body>
      </text:table-of-content>
      <text:p text:style-name="Normal"/>
      <text:p text:style-name="P64"/>
      <text:p text:style-name="P65"/>
      <text:h text:style-name="Heading1" text:outline-level="1"><text:bookmark-start text:name="_Toc95972668"/><text:bookmark-start text:name="_Toc96088661"/><text:bookmark-start text:name="_Toc96581751"/>About the bid pack<text:bookmark-end text:name="_Toc95972668"/><text:bookmark-end text:name="_Toc96088661"/><text:bookmark-end text:name="_Toc96581751"/></text:h>
      <text:p text:style-name="Normal"><text:bookmark-start text:name="_Toc92688238"/>We invite you to bid in this call-off further competition for<text:s/><text:span text:style-name="T66">&lt;&lt;Insert Procurement Title&gt;&gt; (</text:span><text:span text:style-name="T67">&lt;&lt; Insert Event id&gt;&gt;)</text:span></text:p>
      <text:p text:style-name="Normal">The bid pack received comprises the following:</text:p>
      <text:list text:style-name="LFO2" text:continue-numbering="true">
        <text:list-item>
          <text:p text:style-name="P68">About the procurement<text:s/></text:p>
        </text:list-item>
      </text:list>
      <text:p text:style-name="P69">– what the opportunity is,<text:s/></text:p>
      <text:p text:style-name="P70">– what the timelines for this competition are<text:s/></text:p>
      <text:p text:style-name="P71">– how to ask clarification questions</text:p>
      <text:p text:style-name="P72">– defines the rules for this competition i.e. ‘Making the competition work’</text:p>
      <text:list text:style-name="LFO2" text:continue-numbering="true">
        <text:list-item>
          <text:p text:style-name="P73">How to bid<text:s/></text:p>
        </text:list-item>
      </text:list>
      <text:p text:style-name="P74">– guidance on the selection and award questionnaires and how we will assess your bid</text:p>
      <text:list text:style-name="LFO2" text:continue-numbering="true">
        <text:list-item>
          <text:p text:style-name="P75">Statement of requirements<text:s/><text:span text:style-name="T76">(this document)</text:span></text:p>
        </text:list-item>
      </text:list>
      <text:p text:style-name="P77">– providing a high-level summary of requirement representing the purpose of the procurement</text:p>
      <text:list text:style-name="LFO2" text:continue-numbering="true">
        <text:list-item>
          <text:p text:style-name="P78">Price schedule</text:p>
        </text:list-item>
      </text:list>
      <text:p text:style-name="P79">– indicating the structure and content of how your<text:s/>pricing information must be returned</text:p>
      <text:list text:style-name="LFO2" text:continue-numbering="true">
        <text:list-item>
          <text:p text:style-name="P80">Terms and conditions/order form/contractual documentation</text:p>
        </text:list-item>
      </text:list>
      <text:p text:style-name="P81">– providing the contractual documentation which will need to be signed at the end of the procurement</text:p>
      <text:p text:style-name="Normal">Please ensure you read all the attachments.<text:s/></text:p>
      <text:p text:style-name="Normal">The guidance, information and instructions provided are there to help you to make your best bid.</text:p>
      <text:p text:style-name="Normal"><text:span text:style-name="T82">If you are not interested to bid, it is requested that a reason be submitted via the<text:s/></text:span>Crown Commercial Services e-Sourcing Suite -<text:s/><text:span text:style-name="T83">https://crowncommercialservice.bravosolution</text:span><text:span text:style-name="T84">.co.uk/web/login.html</text:span><text:s text:c="2"/><text:span text:style-name="T85">as this <text:s/>is valuable feedback for the Contracting Authority to consider.</text:span></text:p>
      <text:p text:style-name="Normal">If anything isn’t clear, see section ‘When and how to ask questions’ in 1. About the procurement</text:p>
      <text:p text:style-name="P86"/>
      <text:h text:style-name="Heading1" text:outline-level="1"><text:bookmark-start text:name="_Toc96088662"/><text:bookmark-start text:name="_Toc96581752"/>Background to / Overview of the Requirement<text:bookmark-end text:name="_Toc96088662"/><text:bookmark-end text:name="_Toc96581752"/><text:s/></text:h>
      <text:h text:style-name="Heading2" text:outline-level="2"><text:bookmark-start text:name="_Toc96088663"/><text:bookmark-start text:name="_Toc96581753"/>Background<text:bookmark-end text:name="_Toc96088663"/><text:bookmark-end text:name="_Toc96581753"/></text:h>
      <text:p text:style-name="P87">&lt;&lt;Insert_Requirements_Background_Step_17_Box_1&gt;&gt;</text:p>
      <text:p text:style-name="P88">&lt;&lt;Insert_Requirements_Social_Value_Objectives_Step_17_Box_2&gt;&gt;</text:p>
      <text:h text:style-name="Heading2" text:outline-level="2"><text:bookmark-start text:name="_Toc96088664"/><text:bookmark-start text:name="_Toc96581754"/>Objective<text:bookmark-end text:name="_Toc96088664"/><text:bookmark-end text:name="_Toc96581754"/></text:h>
      <text:p text:style-name="P89">&lt;&lt;Insert_Problem_Statement_Step_18_Box_1&gt;&gt;</text:p>
      <text:p text:style-name="Normal">Resource is required for the<text:s/><text:span text:style-name="T90">&lt;&lt;Project_Phase_Required_Step_22&gt;&gt;</text:span><text:s/>phase<text:s/><text:span text:style-name="T91">[Conditional]</text:span></text:p>
      <text:p text:style-name="Normal">We expect to the supply to commence on<text:s/><text:span text:style-name="T92">&lt;&lt;Project_Start_Date_Step_23&gt;&gt;</text:span></text:p>
      <text:p text:style-name="Normal">The contract will be for an initial<text:s/><text:span text:style-name="T93">&lt;&lt;Project_Duration_Count_Step_23&gt;&gt; &lt;&lt;Project_Duration_Type_Step_23&gt;&gt;<text:s/></text:span>period.</text:p>
      <text:p text:style-name="Normal">The maximum contract value is<text:s/><text:span text:style-name="T94">£</text:span><text:span text:style-name="T95">&lt;&lt;Project_Budget_Max_Step_31&gt;&gt;</text:span></text:p>
      <text:p text:style-name="P96">[Conditional]<text:s/></text:p>
      <text:p text:style-name="Normal">The<text:s/>Service is a<text:s/><text:span text:style-name="T97">&lt;&lt;Project_New_Expanded_Service_No_Step_26&gt;&gt;</text:span><text:span text:style-name="T98"><text:s/>service</text:span></text:p>
      <text:p text:style-name="P99">[Conditional]<text:s/></text:p>
      <text:p text:style-name="Normal">There isn’t an incumbent Supplier<text:s/><text:span text:style-name="T100">&lt;&lt;Project_Incumbent_No_Step_27&gt;&gt;</text:span>. <text:s/></text:p>
      <text:p text:style-name="Normal">There isn’t an incumbent Supplier<text:s/><text:span text:style-name="T101">&lt;&lt;Project_Incumbent_Yes_No_Step_27&gt;&gt;</text:span></text:p>
      <text:p text:style-name="Normal">The incumbent Supplier is<text:s/><text:span text:style-name="T102">&lt;&lt;Project_Incumbent_Yes_No_Supplier_Name_Step_27&gt;&gt;</text:span></text:p>
      <text:h text:style-name="Heading2" text:outline-level="2"><text:bookmark-start text:name="_Toc96088665"/><text:bookmark-start text:name="_Toc96581755"/>Key Users<text:bookmark-end text:name="_Toc96088665"/><text:bookmark-end text:name="_Toc96581755"/><text:s/></text:h>
      <text:p text:style-name="Normal"><text:bookmark-start text:name="_Hlk96062445"/><text:span text:style-name="T103">[Conditional]</text:span></text:p>
      <table:table table:style-name="Table104">
        <table:table-columns>
          <table:table-column table:style-name="TableColumn105"/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>
            <text:p text:style-name="P110"><text:bookmark-end text:name="_Hlk96062445"/>#</text:p>
          </table:table-cell>
          <table:table-cell table:style-name="TableCell111">
            <text:p text:style-name="P112">Role</text:p>
          </table:table-cell>
          <table:table-cell table:style-name="TableCell113">
            <text:p text:style-name="P114">Definition</text:p>
          </table:table-cell>
        </table:table-row>
        <table:table-row table:style-name="TableRow115">
          <table:table-cell table:style-name="TableCell116">
            <text:p text:style-name="P117">1</text:p>
          </table:table-cell>
          <table:table-cell table:style-name="TableCell118">
            <text:p text:style-name="P119">&lt;&lt;Key_User_#1_Step_19&gt;&gt;</text:p>
          </table:table-cell>
          <table:table-cell table:style-name="TableCell120">
            <text:p text:style-name="P121">&lt;&lt;Key_Use_#1_Step_19_Definition&gt;&gt;</text:p>
          </table:table-cell>
        </table:table-row>
        <table:table-row table:style-name="TableRow122">
          <table:table-cell table:style-name="TableCell123">
            <text:p text:style-name="P124">2</text:p>
          </table:table-cell>
          <table:table-cell table:style-name="TableCell125">
            <text:p text:style-name="P126">&lt;&lt;Key_User_#2_Step_19&gt;&gt;</text:p>
          </table:table-cell>
          <table:table-cell table:style-name="TableCell127">
            <text:p text:style-name="P128"><text:span text:style-name="T129">&lt;&lt;Key_User_#2_Step_19_Definition&gt;&gt;</text:span></text:p>
          </table:table-cell>
        </table:table-row>
        <table:table-row table:style-name="TableRow130">
          <table:table-cell table:style-name="TableCell131">
            <text:p text:style-name="P132">n</text:p>
          </table:table-cell>
          <table:table-cell table:style-name="TableCell133">
            <text:p text:style-name="P134">&lt;&lt;Key_User_#n_Step_19&gt;&gt;</text:p>
          </table:table-cell>
          <table:table-cell table:style-name="TableCell135">
            <text:p text:style-name="P136"><text:span text:style-name="T137">&lt;&lt;Key_User_#n_Step_19_Definition&gt;&gt;</text:span></text:p>
          </table:table-cell>
        </table:table-row>
      </table:table>
      <text:p text:style-name="Normal"/>
      <text:h text:style-name="Heading2" text:outline-level="2"><text:bookmark-start text:name="_Toc96088666"/><text:bookmark-start text:name="_Toc96581756"/>Work completed to date<text:bookmark-end text:name="_Toc96088666"/><text:bookmark-end text:name="_Toc96581756"/></text:h>
      <text:p text:style-name="Normal"><text:span text:style-name="T138">[Conditional]</text:span></text:p>
      <text:p text:style-name="P139">&lt;&lt;Insert_Work_Done_Step_20_Box_1&gt;&gt;</text:p>
      <text:p text:style-name="Normal">Current phase of project is<text:s/><text:span text:style-name="T140">&lt;&lt;Project_Phase_Current_Step_21&gt;&gt;</text:span></text:p>
      <text:h text:style-name="Heading2" text:outline-level="2"><text:bookmark-start text:name="_Toc96088667"/><text:bookmark-start text:name="_Toc96581757"/>Market engagement to date<text:bookmark-end text:name="_Toc96088667"/><text:bookmark-end text:name="_Toc96581757"/></text:h>
      <text:p text:style-name="Normal"><text:span text:style-name="T141">[Conditional]</text:span></text:p>
      <text:p text:style-name="P142">&lt;&lt;Insert_Prev_Market_Engage_Step_25_Box_1&gt;&gt;</text:p>
      <text:p text:style-name="Normal"/>
      <text:p text:style-name="P143"/>
      <text:p text:style-name="Normal"/>
      <text:h text:style-name="Heading1" text:outline-level="1"><text:bookmark-start text:name="_Toc96088668"/><text:bookmark-start text:name="_Toc96581758"/>The requirements<text:bookmark-end text:name="_Toc96088668"/><text:bookmark-end text:name="_Toc96581758"/></text:h>
      <text:h text:style-name="Heading2" text:outline-level="2"><text:bookmark-start text:name="_Toc96581759"/>&lt;&lt;Insert_Requirements_Group_Step_32_Box_1#1&gt;&gt;<text:bookmark-end text:name="_Toc96581759"/><text:s/></text:h>
      <text:p text:style-name="Normal"><text:span text:style-name="T144">&lt;&lt;Insert_Requirements_Sub_Group_Step_32_Box_2#1&gt;&gt;</text:span><text:s/><text:span text:style-name="T145">[BOLD]</text:span></text:p>
      <text:p text:style-name="P146">&lt;&lt;Insert_Requirements_Description_Step_32_Box_3#1&gt;&gt;</text:p>
      <text:h text:style-name="P147" text:outline-level="2"><text:bookmark-start text:name="_Toc96581760"/>&lt;&lt;Insert_Requirements_Group_Step_32_Box_1#n&gt;&gt;<text:bookmark-end text:name="_Toc96581760"/></text:h>
      <text:p text:style-name="Normal"><text:span text:style-name="T148">&lt;&lt;Insert_Requirements_Sub_Group_Ste</text:span><text:span text:style-name="T149">p_32_Box_2#n&gt;&gt;</text:span><text:s/><text:span text:style-name="T150">[BOLD]</text:span></text:p>
      <text:p text:style-name="P151">&lt;&lt;Insert_Requirements_Description_Step_32_Box_3#n&gt;&gt;</text:p>
      <text:h text:style-name="Heading2" text:outline-level="2"><text:bookmark-start text:name="_Toc96088669"/></text:h>
      <text:h text:style-name="Heading2" text:outline-level="2"><text:bookmark-start text:name="_Toc96581761"/>Resource types and quantities<text:bookmark-end text:name="_Toc96088669"/><text:bookmark-end text:name="_Toc96581761"/></text:h>
      <text:p text:style-name="Normal">Details of the Resource types and quantities are set out in the addendum to this document.</text:p>
      <text:h text:style-name="Heading2" text:outline-level="2"><text:bookmark-start text:name="_Toc96088670"/><text:bookmark-start text:name="_Toc96581762"/>Security vetting<text:bookmark-end text:name="_Toc96088670"/><text:bookmark-end text:name="_Toc96581762"/></text:h>
      <text:p text:style-name="Normal">Details of the highest level of Security vetting required are set out in the addendum to this document.</text:p>
      <text:h text:style-name="Heading2" text:outline-level="2"><text:bookmark-start text:name="_Toc96088671"/><text:bookmark-start text:name="_Toc96581763"/>Service capabilities<text:bookmark-end text:name="_Toc96088671"/><text:bookmark-end text:name="_Toc96581763"/></text:h>
      <text:p text:style-name="Normal">Details of the Service capabilities are set out in the addendum to this document.</text:p>
      <text:h text:style-name="Heading2" text:outline-level="2"><text:bookmark-start text:name="_Toc96088672"/><text:bookmark-start text:name="_Toc96581764"/>Location<text:bookmark-end text:name="_Toc96088672"/><text:bookmark-end text:name="_Toc96581764"/></text:h>
      <text:p text:style-name="Normal">Details of the location of the work is set out in the addendum to this document.</text:p>
      <text:p text:style-name="P152"/>
      <text:h text:style-name="Heading1" text:outline-level="1"><text:bookmark-start text:name="_Toc96088673"/><text:bookmark-start text:name="_Toc96581765"/>Management information<text:bookmark-end text:name="_Toc96088673"/><text:bookmark-end text:name="_Toc96581765"/></text:h>
      <text:p text:style-name="Normal">During the life of the contract the following management information and reporting is required<text:s/><text:span text:style-name="T153">&lt;&lt;Insert_Management_Information_Step_28_Box_1&gt;&gt;</text:span></text:p>
      <text:p text:style-name="P154"/>
      <text:h text:style-name="Heading1" text:outline-level="1"><text:bookmark-start text:name="_Toc96088674"/><text:bookmark-start text:name="_Toc96581766"/>Service levels and performance<text:bookmark-end text:name="_Toc96088674"/><text:bookmark-end text:name="_Toc96581766"/></text:h>
      <text:p text:style-name="Normal">The Authority will measure the quality of the Supplier’s<text:s/>delivery by:</text:p>
      <table:table table:style-name="Table155">
        <table:table-columns>
          <table:table-column table:style-name="TableColumn156"/>
          <table:table-column table:style-name="TableColumn157"/>
          <table:table-column table:style-name="TableColumn158"/>
          <table:table-column table:style-name="TableColumn159"/>
        </table:table-columns>
        <table:table-row table:style-name="TableRow160">
          <table:table-cell table:style-name="TableCell161">
            <text:p text:style-name="P162">#</text:p>
          </table:table-cell>
          <table:table-cell table:style-name="TableCell163">
            <text:p text:style-name="P164">Service Area</text:p>
          </table:table-cell>
          <table:table-cell table:style-name="TableCell165">
            <text:p text:style-name="P166">KPI/SLA description</text:p>
          </table:table-cell>
          <table:table-cell table:style-name="TableCell167">
            <text:p text:style-name="P168">Target</text:p>
            <text:p text:style-name="P169">(out of 100%)</text:p>
          </table:table-cell>
        </table:table-row>
        <table:table-row table:style-name="TableRow170">
          <table:table-cell table:style-name="TableCell171">
            <text:p text:style-name="P172">1</text:p>
          </table:table-cell>
          <table:table-cell table:style-name="TableCell173">
            <text:p text:style-name="P174">&lt;&lt;SLA_Area_#1&gt;&gt;</text:p>
          </table:table-cell>
          <table:table-cell table:style-name="TableCell175">
            <text:p text:style-name="P176">&lt;&lt;SLA_Area_Desription#1&gt;&gt;</text:p>
          </table:table-cell>
          <table:table-cell table:style-name="TableCell177">
            <text:p text:style-name="P178"><text:span text:style-name="T179">&lt;&lt;SLA_Target_#1&gt;&gt;<text:s/></text:span><text:span text:style-name="T180">%</text:span></text:p>
          </table:table-cell>
        </table:table-row>
        <table:table-row table:style-name="TableRow181">
          <table:table-cell table:style-name="TableCell182">
            <text:p text:style-name="P183">2</text:p>
          </table:table-cell>
          <table:table-cell table:style-name="TableCell184">
            <text:p text:style-name="P185">&lt;&lt;SLA_Area_#2&gt;&gt;</text:p>
          </table:table-cell>
          <table:table-cell table:style-name="TableCell186">
            <text:p text:style-name="P187">&lt;&lt;SLA_Area_Desription#2&gt;&gt;</text:p>
          </table:table-cell>
          <table:table-cell table:style-name="TableCell188">
            <text:p text:style-name="P189"><text:span text:style-name="T190">&lt;&lt;SLA_Target_#2&gt;&gt;<text:s/></text:span><text:span text:style-name="T191">%</text:span></text:p>
          </table:table-cell>
        </table:table-row>
        <table:table-row table:style-name="TableRow192">
          <table:table-cell table:style-name="TableCell193">
            <text:p text:style-name="P194">n</text:p>
          </table:table-cell>
          <table:table-cell table:style-name="TableCell195">
            <text:p text:style-name="P196">&lt;&lt;SLA_Area_#n&gt;&gt;</text:p>
          </table:table-cell>
          <table:table-cell table:style-name="TableCell197">
            <text:p text:style-name="P198">&lt;&lt;SLA_Area_Desription#n&gt;&gt;</text:p>
          </table:table-cell>
          <table:table-cell table:style-name="TableCell199">
            <text:p text:style-name="P200"><text:span text:style-name="T201">&lt;&lt;SLA_Target_#3&gt;&gt;<text:s/></text:span><text:span text:style-name="T202">%</text:span></text:p>
          </table:table-cell>
        </table:table-row>
      </table:table>
      <text:p text:style-name="Normal"/>
      <text:h text:style-name="Heading2" text:outline-level="2"><text:bookmark-start text:name="_Toc96088675"/><text:bookmark-start text:name="_Toc96581767"/>KPI/SLA Incentives<text:bookmark-end text:name="_Toc96088675"/><text:bookmark-end text:name="_Toc96581767"/></text:h>
      <text:p text:style-name="Normal"><text:span text:style-name="T203">&lt;&lt;Insert_Incentives_Step_30_Box_1&gt;&gt;</text:span></text:p>
      <text:h text:style-name="Heading2" text:outline-level="2"><text:bookmark-start text:name="_Toc96088676"/><text:bookmark-start text:name="_Toc96581768"/>Exit Strategy<text:bookmark-end text:name="_Toc96088676"/><text:bookmark-end text:name="_Toc96581768"/></text:h>
      <text:p text:style-name="Normal">Where service delivery falls below the targets agreed, then the following approach to exiting the contract could be actioned.</text:p>
      <text:p text:style-name="Normal"><text:span text:style-name="T204">&lt;&lt;Insert_Exit_Step_30_Box_2&gt;&gt;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05"/>
      <text:h text:style-name="Heading1" text:outline-level="1"><text:bookmark-start text:name="_Toc92688256"/><text:bookmark-start text:name="_Toc96088677"/><text:bookmark-start text:name="_Toc96581769"/>Appendix - Glossary<text:bookmark-end text:name="_Toc92688256"/><text:bookmark-end text:name="_Toc96088677"/><text:bookmark-end text:name="_Toc96581769"/></text:h>
      <table:table table:style-name="Table206">
        <table:table-columns>
          <table:table-column table:style-name="TableColumn207"/>
          <table:table-column table:style-name="TableColumn208"/>
        </table:table-columns>
        <table:table-row table:style-name="TableRow209">
          <table:table-cell table:style-name="TableCell210">
            <text:p text:style-name="P211">Term / Acronym</text:p>
          </table:table-cell>
          <table:table-cell table:style-name="TableCell212">
            <text:p text:style-name="P213">Description</text:p>
          </table:table-cell>
        </table:table-row>
        <table:table-row table:style-name="TableRow214">
          <table:table-cell table:style-name="TableCell215">
            <text:p text:style-name="P216">&lt;&lt;Insert Glossary Term Title #1 of n’ {max 20}&gt;&gt;</text:p>
          </table:table-cell>
          <table:table-cell table:style-name="TableCell217">
            <text:p text:style-name="P218">&lt;&lt;Insert Glossary Term Description #1 of n’ {max 20}&gt;&gt;</text:p>
          </table:table-cell>
        </table:table-row>
        <table:table-row table:style-name="TableRow219">
          <table:table-cell table:style-name="TableCell220">
            <text:p text:style-name="P221">&lt;&lt;Insert Glossary Term Title #2 of n’ {max 20}&gt;&gt;</text:p>
          </table:table-cell>
          <table:table-cell table:style-name="TableCell222">
            <text:p text:style-name="P223">&lt;&lt;Insert Glossary Term Description #2 of n’ {max<text:s/>20}&gt;&gt;</text:p>
          </table:table-cell>
        </table:table-row>
        <table:table-row table:style-name="TableRow224"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</table:table>
      <text:p text:style-name="Normal"><text:bookmark-end text:name="_Toc92688238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font-weight="bold" style:font-weight-asian="bol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font-weight="bold" style:font-weight-asian="bold" fo:color="#1F3763" style:font-size-complex="12.5pt" fo:hyphenate="false"/>
    </style:style>
    <style:style style:name="Normal" style:display-name="Normal" style:family="paragraph">
      <style:text-properties fo:font-size="12.5pt" style:font-size-asian="12.5pt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font-weight="bold" style:font-weight-asian="bold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font-weight="bold" style:font-weight-asian="bold" fo:font-size="13pt" style:font-size-asian="13pt" style:font-size-complex="13pt"/>
    </style:style>
    <style:style style:name="TOCHeading" style:display-name="TOC Heading" style:family="paragraph" style:parent-style-name="Heading1" style:next-style-name="Normal" style:default-outline-level="1">
      <style:paragraph-properties style:vertical-align="auto" fo:line-height="101%"/>
      <style:text-properties fo:language="en" fo:country="US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font-weight="bold" style:font-weight-asian="bold" fo:color="#1F3763" fo:font-size="12.5pt" style:font-size-asian="12.5pt" style:font-size-complex="12.5pt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fo:font-size="12pt" style:font-size-asian="12pt" style:font-size-complex="12pt" style:language-asian="en" style:country-asian="GB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an Turner</meta:initial-creator>
    <dc:creator>Ian Turner</dc:creator>
    <meta:creation-date>2022-02-24T07:53:00Z</meta:creation-date>
    <dc:date>2022-02-24T07:55:00Z</dc:date>
    <meta:template xlink:href="Normal" xlink:type="simple"/>
    <meta:editing-cycles>4</meta:editing-cycles>
    <meta:editing-duration>PT120S</meta:editing-duration>
    <meta:document-statistic meta:page-count="8" meta:paragraph-count="13" meta:word-count="1015" meta:character-count="6792" meta:row-count="48" meta:non-whitespace-character-count="5790"/>
  </office:meta>
</office:document-meta>
</file>